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0E0000014C9FEFBF04.eps" manifest:media-type=""/>
  <manifest:file-entry manifest:full-path="Pictures/20000001000009DE00000E35E834A6D5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6cm"/>
    </style:style>
    <style:style style:name="gr2" style:family="graphic" style:parent-style-name="standard">
      <style:graphic-properties TexMathsArgs="14§latex§\begin{table}&#10;\begin{tabular}{ccc}&#10;A_2&amp;A_1&amp;A_0\\&#10;\hline&#10;0&amp;0&amp;0\\&#10;0&amp;0&amp;1\\&#10;0&amp;1&amp;0\\&#10;0&amp;1&amp;1\\&#10;1&amp;0&amp;0\\&#10;1&amp;0&amp;1\\&#10;1&amp;1&amp;0\\&#10;1&amp;1&amp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9cm" fo:min-width="0.4cm"/>
    </style:style>
    <style:style style:name="gr9" style:family="graphic" style:parent-style-name="standard">
      <style:graphic-properties draw:ole-draw-aspect="1" style:protect="size"/>
    </style:style>
    <style:style style:name="P1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5" style:family="paragraph">
      <style:text-properties fo:font-family="'XB Tabriz'" style:font-pitch="variable" fo:font-size="6pt" style:font-size-asian="6pt" style:font-size-complex="6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309cm" svg:height="0.696cm" svg:x="0.344cm" svg:y="0.824cm">
          <draw:text-box>
            <text:p><text:span text:style-name="T1">حافظہ۔</text:span><text:span text:style-name="T1">0</text:span><text:span text:style-name="T1"> بیدار ہے</text:span></text:p>
          </draw:text-box>
          <draw:glue-point draw:id="4" svg:x="1.597cm" svg:y="1.551cm"/>
          <draw:glue-point draw:id="5" svg:x="0.157cm" svg:y="2.097cm"/>
        </draw:frame>
        <draw:frame draw:style-name="gr2" draw:text-style-name="P2" draw:layer="layout" svg:width="2.646cm" svg:height="3.048cm" svg:x="3.002cm" svg:y="0.356cm">
          <draw:image xlink:href="Pictures/20000001000009DE00000E35E834A6D5.svm" xlink:type="simple" xlink:show="embed" xlink:actuate="onLoad">
            <text:p/>
          </draw:image>
        </draw:frame>
        <draw:custom-shape draw:style-name="gr3" draw:text-style-name="P2" xml:id="id2" draw:id="id2" draw:layer="layout" svg:width="0.381cm" svg:height="1.524cm" svg:x="3.256cm" svg:y="0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381cm" svg:height="1.397cm" svg:x="3.256cm" svg:y="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xml:id="id3" draw:id="id3" draw:layer="layout" svg:width="2.309cm" svg:height="0.696cm" svg:x="0.254cm" svg:y="2.479cm">
          <draw:text-box>
            <text:p><text:span text:style-name="T1">حافظہ۔</text:span><text:span text:style-name="T1">1</text:span><text:span text:style-name="T1"> بیدار ہے</text:span></text:p>
          </draw:text-box>
          <draw:glue-point draw:id="4" svg:x="0.507cm" svg:y="-2.413cm"/>
        </draw:frame>
        <draw:connector draw:style-name="gr5" draw:text-style-name="P2" draw:layer="layout" draw:type="curve" draw:line-skew="-0.778cm 2.611cm" svg:x1="1.534cm" svg:y1="1.317cm" svg:x2="3.256cm" svg:y2="1.372cm" draw:start-shape="id1" draw:start-glue-point="5" draw:end-shape="id2" draw:end-glue-point="6" svg:d="m1534 1317c0 811 461 676 591 487s-70-432 1131-432">
          <text:p/>
        </draw:connector>
        <draw:connector draw:style-name="gr5" draw:text-style-name="P2" draw:layer="layout" draw:type="curve" draw:line-skew="0.676cm 2.798cm" svg:x1="1.525cm" svg:y1="2.66cm" svg:x2="3.256cm" svg:y2="2.833cm" draw:start-shape="id3" draw:start-glue-point="4" draw:end-shape="id4" draw:end-glue-point="6" svg:d="m1525 2660c0-528 514-440 683-265s-8 438 1048 438">
          <text:p/>
        </draw:connector>
        <draw:custom-shape draw:style-name="gr3" draw:text-style-name="P2" xml:id="id5" draw:id="id5" draw:layer="layout" svg:width="1.42cm" svg:height="0.413cm" svg:x="4.052cm" svg:y="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6" draw:id="id6" draw:layer="layout" svg:width="2.948cm" svg:height="0.696cm" svg:x="5.763cm" svg:y="0.255cm">
          <draw:text-box>
            <text:p><text:span text:style-name="T1">حافظہ۔</text:span><text:span text:style-name="T1">0</text:span><text:span text:style-name="T1"> کا صفرواں مقام</text:span></text:p>
          </draw:text-box>
          <draw:glue-point draw:id="4" svg:x="1.597cm" svg:y="1.551cm"/>
          <draw:glue-point draw:id="5" svg:x="0.157cm" svg:y="2.097cm"/>
          <draw:glue-point draw:id="6" svg:x="-0.745cm" svg:y="2.27cm"/>
        </draw:frame>
        <draw:connector draw:style-name="gr5" draw:text-style-name="P2" draw:layer="layout" draw:type="curve" draw:line-skew="-3.023cm -0.445cm" svg:x1="5.472cm" svg:y1="0.826cm" svg:x2="7.018cm" svg:y2="0.76cm" draw:start-shape="id5" draw:start-glue-point="10" draw:end-shape="id6" draw:end-glue-point="6" svg:d="m5472 826c1074 0 895 132 1013 239s533 188 533-305">
          <text:p/>
        </draw:connector>
        <draw:frame draw:style-name="gr1" draw:text-style-name="P1" xml:id="id8" draw:id="id8" draw:layer="layout" svg:width="2.703cm" svg:height="0.696cm" svg:x="5.969cm" svg:y="1.055cm">
          <draw:text-box>
            <text:p><text:span text:style-name="T1">حافظہ۔</text:span><text:span text:style-name="T1">0</text:span><text:span text:style-name="T1"> کا تیسرا مقام</text:span></text:p>
          </draw:text-box>
          <draw:glue-point draw:id="4" svg:x="1.597cm" svg:y="1.551cm"/>
          <draw:glue-point draw:id="5" svg:x="0.157cm" svg:y="2.097cm"/>
          <draw:glue-point draw:id="6" svg:x="-0.745cm" svg:y="2.27cm"/>
        </draw:frame>
        <draw:custom-shape draw:style-name="gr3" draw:text-style-name="P2" xml:id="id7" draw:id="id7" draw:layer="layout" svg:width="1.42cm" svg:height="0.372cm" svg:x="4.065cm" svg:y="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5.485cm" svg:y1="1.904cm" svg:x2="7.119cm" svg:y2="1.56cm" draw:start-shape="id7" draw:start-glue-point="10" draw:end-shape="id8" draw:end-glue-point="6" svg:d="m5485 1904c1090 0 1634-114 1634-344">
          <text:p/>
        </draw:connector>
        <draw:custom-shape draw:style-name="gr3" draw:text-style-name="P2" xml:id="id9" draw:id="id9" draw:layer="layout" svg:width="1.42cm" svg:height="0.39cm" svg:x="4.104cm" svg:y="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0" draw:id="id10" draw:layer="layout" svg:width="2.948cm" svg:height="0.696cm" svg:x="5.725cm" svg:y="2.255cm">
          <draw:text-box>
            <text:p><text:span text:style-name="T1">حافظہ۔</text:span><text:span text:style-name="T1">1</text:span><text:span text:style-name="T1"> کا صفرواں مقام</text:span></text:p>
          </draw:text-box>
          <draw:glue-point draw:id="4" svg:x="1.597cm" svg:y="1.551cm"/>
          <draw:glue-point draw:id="5" svg:x="0.157cm" svg:y="2.097cm"/>
          <draw:glue-point draw:id="6" svg:x="-0.745cm" svg:y="2.27cm"/>
          <draw:glue-point draw:id="7" svg:x="-1.412cm" svg:y="-1.235cm"/>
        </draw:frame>
        <draw:frame draw:style-name="gr1" draw:text-style-name="P1" xml:id="id12" draw:id="id12" draw:layer="layout" svg:width="2.703cm" svg:height="0.696cm" svg:x="5.995cm" svg:y="2.836cm">
          <draw:text-box>
            <text:p><text:span text:style-name="T1">حافظہ۔</text:span><text:span text:style-name="T1">1</text:span><text:span text:style-name="T1"> کا تیسرا مقام</text:span></text:p>
          </draw:text-box>
          <draw:glue-point draw:id="4" svg:x="1.597cm" svg:y="1.551cm"/>
          <draw:glue-point draw:id="5" svg:x="0.157cm" svg:y="2.097cm"/>
          <draw:glue-point draw:id="6" svg:x="-0.745cm" svg:y="2.27cm"/>
          <draw:glue-point draw:id="7" svg:x="-1.74cm" svg:y="2.284cm"/>
        </draw:frame>
        <draw:connector draw:style-name="gr5" draw:text-style-name="P2" draw:layer="layout" draw:type="curve" draw:line-skew="-3.147cm 0.561cm" svg:x1="5.524cm" svg:y1="2.261cm" svg:x2="6.783cm" svg:y2="2.518cm" draw:start-shape="id9" draw:start-glue-point="10" draw:end-shape="id10" draw:end-glue-point="7" svg:d="m5524 2261c753 0 627-68 754-150s505-181 505 407">
          <text:p/>
        </draw:connector>
        <draw:custom-shape draw:style-name="gr3" draw:text-style-name="P2" xml:id="id11" draw:id="id11" draw:layer="layout" svg:width="1.42cm" svg:height="0.39cm" svg:x="4.091cm" svg:y="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draw:line-skew="-3.548cm -0.432cm" svg:x1="5.511cm" svg:y1="3.319cm" svg:x2="6.876cm" svg:y2="3.342cm" draw:start-shape="id11" draw:start-glue-point="10" draw:end-shape="id12" draw:end-glue-point="7" svg:d="m5511 3319c208 0 173 141 462 243s903 167 903-220">
          <text:p/>
        </draw:connector>
        <draw:frame draw:style-name="gr1" draw:text-style-name="P4" draw:layer="layout" svg:width="3.491cm" svg:height="1.141cm" svg:x="0.349cm" svg:y="3.801cm">
          <draw:text-box>
            <text:p text:style-name="P3"><text:span text:style-name="T1">حافظہ۔</text:span><text:span text:style-name="T1">1</text:span><text:span text:style-name="T1"> کا صفرواں مقام</text:span><text:span text:style-name="T1"> </text:span></text:p>
            <text:p text:style-name="P3"><text:span text:style-name="T1">دراصل </text:span><text:span text:style-name="T1">100</text:span><text:span text:style-name="T1"> پتہ پر پایا جاتا ہے</text:span></text:p>
          </draw:text-box>
          <draw:glue-point draw:id="4" svg:x="1.597cm" svg:y="1.551cm"/>
          <draw:glue-point draw:id="5" svg:x="0.157cm" svg:y="2.097cm"/>
          <draw:glue-point draw:id="6" svg:x="-0.745cm" svg:y="2.27cm"/>
          <draw:glue-point draw:id="7" svg:x="-1.412cm" svg:y="-1.235cm"/>
        </draw:frame>
        <draw:custom-shape draw:style-name="gr3" draw:text-style-name="P2" xml:id="id14" draw:id="id14" draw:layer="layout" svg:width="2.966cm" svg:height="0.445cm" svg:x="2.897cm" svg:y="2.02cm">
          <draw:glue-point draw:id="4" svg:x="-5.003cm" svg:y="1.887cm"/>
          <draw:glue-point draw:id="5" svg:x="-1.527cm" svg:y="5.033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draw:line-skew="-0.307cm" svg:x1="2.639cm" svg:y1="4.749cm" svg:x2="3.928cm" svg:y2="2.465cm" draw:start-shape="id13" draw:start-glue-point="8" draw:end-shape="id14" draw:end-glue-point="5" svg:d="m2639 4749c0 292 1289 1434 1289-2284">
          <text:p/>
        </draw:connector>
        <draw:custom-shape draw:style-name="gr3" draw:text-style-name="P2" xml:id="id13" draw:id="id13" draw:layer="layout" svg:width="0.571cm" svg:height="0.348cm" svg:x="2.354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3.491cm" svg:height="1.141cm" svg:x="4.736cm" svg:y="4.122cm">
          <draw:text-box>
            <text:p text:style-name="P3"><text:span text:style-name="T1">کل حافظہ کا آخری مقام</text:span><text:span text:style-name="T1"> </text:span></text:p>
            <text:p text:style-name="P3"><text:span text:style-name="T1">دراصل </text:span><text:span text:style-name="T1">111</text:span><text:span text:style-name="T1"> پتہ پر پایا جاتا ہے</text:span></text:p>
          </draw:text-box>
          <draw:glue-point draw:id="4" svg:x="1.597cm" svg:y="1.551cm"/>
          <draw:glue-point draw:id="5" svg:x="0.157cm" svg:y="2.097cm"/>
          <draw:glue-point draw:id="6" svg:x="-0.745cm" svg:y="2.27cm"/>
          <draw:glue-point draw:id="7" svg:x="-1.412cm" svg:y="-1.235cm"/>
        </draw:frame>
        <draw:custom-shape draw:style-name="gr3" draw:text-style-name="P2" xml:id="id15" draw:id="id15" draw:layer="layout" svg:width="0.571cm" svg:height="0.348cm" svg:x="6.742cm" svg:y="4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2.966cm" svg:height="0.445cm" svg:x="2.841cm" svg:y="3.093cm">
          <draw:glue-point draw:id="4" svg:x="-5.003cm" svg:y="1.887cm"/>
          <draw:glue-point draw:id="5" svg:x="-1.527cm" svg:y="5.033cm"/>
          <draw:glue-point draw:id="6" svg:x="-0.913cm" svg:y="4.69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curve" draw:line-skew="-0.192cm" svg:x1="7.027cm" svg:y1="5.069cm" svg:x2="4.054cm" svg:y2="3.523cm" draw:start-shape="id15" draw:start-glue-point="8" draw:end-shape="id16" draw:end-glue-point="6" svg:d="m7027 5069c0 465-2973 1238-2973-1546">
          <text:p/>
        </draw:connector>
        <draw:frame draw:style-name="gr6" draw:text-style-name="P2" xml:id="id22" draw:id="id22" draw:layer="layout" svg:width="8.381cm" svg:height="2.958cm" svg:x="0.259cm" svg:y="5.703cm">
          <draw:image xlink:href="Pictures/200000020000020E0000014C9FEFBF04.eps" xlink:type="simple" xlink:show="embed" xlink:actuate="onLoad">
            <text:p/>
          </draw:image>
          <draw:glue-point draw:id="4" svg:x="2.294cm" svg:y="-3.705cm"/>
        </draw:frame>
        <draw:custom-shape draw:style-name="gr7" draw:text-style-name="P2" xml:id="id19" draw:id="id19" draw:layer="layout" svg:width="0.124cm" svg:height="1.056cm" svg:x="4.253cm" svg:y="6.0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xml:id="id17" draw:id="id17" draw:layer="layout" svg:width="0.124cm" svg:height="1.052cm" svg:x="4.262cm" svg:y="7.3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xml:id="id20" draw:id="id20" draw:layer="layout" svg:width="-0.124cm" svg:height="-1.033cm" svg:x="5.619cm" svg:y="7.0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2" xml:id="id18" draw:id="id18" draw:layer="layout" svg:width="-0.124cm" svg:height="-1.033cm" svg:x="5.642cm" svg:y="8.1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draw:layer="layout" svg:width="1.031cm" svg:height="0.582cm" svg:x="3.123cm" svg:y="7.97cm">
          <draw:text-box>
            <text:p><text:span text:style-name="T2">مقام-</text:span><text:span text:style-name="T2">0</text:span></text:p>
          </draw:text-box>
        </draw:frame>
        <draw:frame draw:style-name="gr8" draw:text-style-name="P5" draw:layer="layout" svg:width="1.031cm" svg:height="0.582cm" svg:x="3.123cm" svg:y="7.732cm">
          <draw:text-box>
            <text:p><text:span text:style-name="T2">مقام-</text:span><text:span text:style-name="T2">1</text:span></text:p>
          </draw:text-box>
        </draw:frame>
        <draw:frame draw:style-name="gr8" draw:text-style-name="P5" draw:layer="layout" svg:width="1.031cm" svg:height="0.582cm" svg:x="3.123cm" svg:y="7.468cm">
          <draw:text-box>
            <text:p><text:span text:style-name="T2">مقام-</text:span><text:span text:style-name="T2">2</text:span></text:p>
          </draw:text-box>
        </draw:frame>
        <draw:frame draw:style-name="gr8" draw:text-style-name="P5" draw:layer="layout" svg:width="1.031cm" svg:height="0.582cm" svg:x="3.123cm" svg:y="7.226cm">
          <draw:text-box>
            <text:p><text:span text:style-name="T2">مقام-</text:span><text:span text:style-name="T2">3</text:span></text:p>
          </draw:text-box>
        </draw:frame>
        <draw:frame draw:style-name="gr8" draw:text-style-name="P5" draw:layer="layout" svg:width="1.031cm" svg:height="0.582cm" svg:x="3.123cm" svg:y="6.68cm">
          <draw:text-box>
            <text:p><text:span text:style-name="T2">مقام-</text:span><text:span text:style-name="T2">0</text:span></text:p>
          </draw:text-box>
        </draw:frame>
        <draw:frame draw:style-name="gr8" draw:text-style-name="P5" draw:layer="layout" svg:width="1.031cm" svg:height="0.582cm" svg:x="3.123cm" svg:y="6.459cm">
          <draw:text-box>
            <text:p><text:span text:style-name="T2">مقام-</text:span><text:span text:style-name="T2">1</text:span></text:p>
          </draw:text-box>
        </draw:frame>
        <draw:frame draw:style-name="gr8" draw:text-style-name="P5" draw:layer="layout" svg:width="1.031cm" svg:height="0.582cm" svg:x="3.123cm" svg:y="6.178cm">
          <draw:text-box>
            <text:p><text:span text:style-name="T2">مقام-</text:span><text:span text:style-name="T2">2</text:span></text:p>
          </draw:text-box>
        </draw:frame>
        <draw:frame draw:style-name="gr8" draw:text-style-name="P5" draw:layer="layout" svg:width="1.031cm" svg:height="0.582cm" svg:x="3.123cm" svg:y="5.926cm">
          <draw:text-box>
            <text:p><text:span text:style-name="T2">مقام-</text:span><text:span text:style-name="T2">3</text:span></text:p>
          </draw:text-box>
        </draw:frame>
        <draw:frame draw:style-name="gr8" draw:text-style-name="P5" draw:layer="layout" svg:width="1.031cm" svg:height="0.582cm" svg:x="5.895cm" svg:y="7.712cm">
          <draw:text-box>
            <text:p><text:span text:style-name="T2">مقام-</text:span><text:span text:style-name="T2">0</text:span></text:p>
          </draw:text-box>
        </draw:frame>
        <draw:frame draw:style-name="gr8" draw:text-style-name="P5" draw:layer="layout" svg:width="1.031cm" svg:height="0.582cm" svg:x="5.895cm" svg:y="7.474cm">
          <draw:text-box>
            <text:p><text:span text:style-name="T2">مقام-</text:span><text:span text:style-name="T2">1</text:span></text:p>
          </draw:text-box>
        </draw:frame>
        <draw:frame draw:style-name="gr8" draw:text-style-name="P5" draw:layer="layout" svg:width="1.031cm" svg:height="0.582cm" svg:x="5.895cm" svg:y="7.21cm">
          <draw:text-box>
            <text:p><text:span text:style-name="T2">مقام-</text:span><text:span text:style-name="T2">2</text:span></text:p>
          </draw:text-box>
        </draw:frame>
        <draw:frame draw:style-name="gr8" draw:text-style-name="P5" draw:layer="layout" svg:width="1.031cm" svg:height="0.582cm" svg:x="5.895cm" svg:y="6.967cm">
          <draw:text-box>
            <text:p><text:span text:style-name="T2">مقام-</text:span><text:span text:style-name="T2">3</text:span></text:p>
          </draw:text-box>
        </draw:frame>
        <draw:frame draw:style-name="gr8" draw:text-style-name="P5" draw:layer="layout" svg:width="1.031cm" svg:height="0.582cm" svg:x="5.895cm" svg:y="6.692cm">
          <draw:text-box>
            <text:p><text:span text:style-name="T2">مقام-</text:span><text:span text:style-name="T2">4</text:span></text:p>
          </draw:text-box>
        </draw:frame>
        <draw:frame draw:style-name="gr8" draw:text-style-name="P5" draw:layer="layout" svg:width="1.031cm" svg:height="0.582cm" svg:x="5.895cm" svg:y="6.436cm">
          <draw:text-box>
            <text:p><text:span text:style-name="T2">مقام-</text:span><text:span text:style-name="T2">5</text:span></text:p>
          </draw:text-box>
        </draw:frame>
        <draw:frame draw:style-name="gr8" draw:text-style-name="P5" draw:layer="layout" svg:width="1.031cm" svg:height="0.582cm" svg:x="5.895cm" svg:y="6.19cm">
          <draw:text-box>
            <text:p><text:span text:style-name="T2">مقام-</text:span><text:span text:style-name="T2">6</text:span></text:p>
          </draw:text-box>
        </draw:frame>
        <draw:frame draw:style-name="gr8" draw:text-style-name="P5" draw:layer="layout" svg:width="1.031cm" svg:height="0.582cm" svg:x="5.895cm" svg:y="5.93cm">
          <draw:text-box>
            <text:p><text:span text:style-name="T2">مقام-</text:span><text:span text:style-name="T2">7</text:span></text:p>
          </draw:text-box>
        </draw:frame>
        <draw:connector draw:style-name="gr5" draw:text-style-name="P2" draw:layer="layout" draw:type="curve" svg:x1="4.386cm" svg:y1="7.901cm" svg:x2="5.518cm" svg:y2="7.668cm" draw:start-shape="id17" draw:start-glue-point="6" draw:end-shape="id18" draw:end-glue-point="6" svg:d="m4386 7901c849 0 283-233 1132-233">
          <text:p/>
        </draw:connector>
        <draw:connector draw:style-name="gr5" draw:text-style-name="P2" draw:layer="layout" draw:type="curve" svg:x1="4.377cm" svg:y1="6.614cm" svg:x2="5.495cm" svg:y2="6.573cm" draw:start-shape="id19" draw:start-glue-point="6" draw:end-shape="id20" draw:end-glue-point="6" svg:d="m4377 6614c838 0 280-41 1118-41">
          <text:p/>
        </draw:connector>
        <draw:frame draw:style-name="gr9" draw:layer="layout" svg:width="0.731cm" svg:height="0.308cm" svg:x="6.195cm" svg:y="8.2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0.753cm" svg:height="0.312cm" svg:x="2.219cm" svg:y="6.4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0.753cm" svg:height="0.312cm" svg:x="2.176cm" svg:y="7.69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1.382cm" svg:height="0.696cm" svg:x="1.11cm" svg:y="6.298cm">
          <draw:text-box>
            <text:p><text:span text:style-name="T1">حافظہ۔</text:span><text:span text:style-name="T1">1</text:span></text:p>
          </draw:text-box>
          <draw:glue-point draw:id="4" svg:x="0.507cm" svg:y="-2.413cm"/>
        </draw:frame>
        <draw:frame draw:style-name="gr4" draw:text-style-name="P1" draw:layer="layout" svg:width="1.382cm" svg:height="0.696cm" svg:x="1.084cm" svg:y="7.542cm">
          <draw:text-box>
            <text:p><text:span text:style-name="T1">حافظہ۔</text:span><text:span text:style-name="T1">0</text:span></text:p>
          </draw:text-box>
          <draw:glue-point draw:id="4" svg:x="0.507cm" svg:y="-2.413cm"/>
        </draw:frame>
        <draw:frame draw:style-name="gr4" draw:text-style-name="P4" xml:id="id21" draw:id="id21" draw:layer="layout" svg:width="1.687cm" svg:height="2.476cm" svg:x="6.884cm" svg:y="5.903cm">
          <draw:text-box>
            <text:p text:style-name="P3"><text:span text:style-name="T1">پتہ کے لحاظ</text:span></text:p>
            <text:p text:style-name="P3"><text:span text:style-name="T1"><text:s/></text:span><text:span text:style-name="T1">سے دونوں</text:span></text:p>
            <text:p text:style-name="P3"><text:span text:style-name="T1"><text:s/></text:span><text:span text:style-name="T1">حافظہ یوں</text:span></text:p>
            <text:p text:style-name="P3"><text:span text:style-name="T1">جوڑے</text:span></text:p>
            <text:p text:style-name="P3"><text:span text:style-name="T1"><text:s/></text:span><text:span text:style-name="T1">گئے ہیں</text:span></text:p>
          </draw:text-box>
          <draw:glue-point draw:id="4" svg:x="0.507cm" svg:y="-2.413cm"/>
          <draw:glue-point draw:id="5" svg:x="-0.124cm" svg:y="-4.038cm"/>
        </draw:frame>
        <draw:connector draw:style-name="gr5" draw:text-style-name="P2" draw:layer="layout" draw:type="curve" draw:line-skew="0.611cm" svg:x1="7.707cm" svg:y1="6.142cm" svg:x2="6.371cm" svg:y2="6.087cm" draw:start-shape="id21" draw:start-glue-point="5" draw:end-shape="id22" draw:end-glue-point="4" svg:d="m7707 6142c0-492-1336-464-1336-55">
          <text:p/>
        </draw:connector>
        <draw:frame draw:style-name="gr4" draw:text-style-name="P1" draw:layer="layout" svg:width="0.798cm" svg:height="0.696cm" svg:x="0.444cm" svg:y="5.023cm">
          <draw:text-box>
            <text:p><text:span text:style-name="T1">(</text:span><text:span text:style-name="T1">ا</text:span><text:span text:style-name="T1">)</text:span></text:p>
          </draw:text-box>
          <draw:glue-point draw:id="4" svg:x="0.507cm" svg:y="-2.413cm"/>
        </draw:frame>
        <draw:frame draw:style-name="gr4" draw:text-style-name="P1" draw:layer="layout" svg:width="0.971cm" svg:height="0.696cm" svg:x="0.366cm" svg:y="7.924cm">
          <draw:text-box>
            <text:p><text:span text:style-name="T1">(</text:span><text:span text:style-name="T1">ب</text:span><text:span text:style-name="T1">)</text:span></text:p>
          </draw:text-box>
          <draw:glue-point draw:id="4" svg:x="0.507cm" svg:y="-2.413cm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1-28T16:04:33</dc:date>
    <dc:creator>kkk </dc:creator>
    <meta:generator>LibreOffice/3.3$Linux LibreOffice_project/330m19$Build-401</meta:generator>
    <meta:editing-duration>PT5H52M51S</meta:editing-duration>
    <meta:editing-cycles>25</meta:editing-cycles>
    <meta:document-statistic meta:object-count="59"/>
  </office:meta>
</office:document-meta>
</file>

<file path=Object 1/content.xml><?xml version="1.0" encoding="utf-8"?>
<math xmlns="http://www.w3.org/1998/Math/MathML">
  <semantics>
    <mrow>
      <mn>8</mn>
      <mo stretchy="false">×</mo>
      <mn>4</mn>
    </mrow>
    <annotation encoding="StarMath 5.0">8 times 4</annotation>
  </semantics>
</math>
</file>

<file path=Object 2/content.xml><?xml version="1.0" encoding="utf-8"?>
<math xmlns="http://www.w3.org/1998/Math/MathML">
  <semantics>
    <mrow>
      <mn>4</mn>
      <mo stretchy="false">×</mo>
      <mn>4</mn>
    </mrow>
    <annotation encoding="StarMath 5.0">4 times 4</annotation>
  </semantics>
</math>
</file>

<file path=Object 3/content.xml><?xml version="1.0" encoding="utf-8"?>
<math xmlns="http://www.w3.org/1998/Math/MathML">
  <semantics>
    <mrow>
      <mn>4</mn>
      <mo stretchy="false">×</mo>
      <mn>4</mn>
    </mrow>
    <annotation encoding="StarMath 5.0">4 times 4</annotation>
  </semantics>
</math>
</file>